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2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583in" fo:break-before="auto" style:use-optimal-row-height="true"/>
    </style:style>
    <style:style style:name="ro3" style:family="table-row">
      <style:table-row-properties style:row-height="1.1484in" fo:break-before="auto" style:use-optimal-row-height="true"/>
    </style:style>
    <style:style style:name="ro4" style:family="table-row">
      <style:table-row-properties style:row-height="0.7736in" fo:break-before="auto" style:use-optimal-row-height="true"/>
    </style:style>
    <style:style style:name="ro5" style:family="table-row">
      <style:table-row-properties style:row-height="1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Liberation Serif" fo:font-size="12pt" style:font-name-asian="Segoe UI" style:font-size-asian="12pt" style:font-name-complex="Tahoma" style:font-size-complex="12pt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2">
          <table:table-cell table:style-name="ce2" office:value-type="string" calcext:value-type="string">
            <text:p>RDBMS</text:p>
          </table:table-cell>
          <table:table-cell table:style-name="ce2" office:value-type="string" calcext:value-type="string">
            <text:p>An RDBMS is software that stores, organizes, and manages data using tables with rows and columns.</text:p>
            <text:p/>
            <text:p>Examples: </text:p>
            <text:p>MySQL, PostgreSQL, SQL Server, Oracle. </text:p>
          </table:table-cell>
        </table:table-row>
        <table:table-row table:style-name="ro2">
          <table:table-cell table:style-name="ce2" office:value-type="string" calcext:value-type="string">
            <text:p>relational model</text:p>
          </table:table-cell>
          <table:table-cell table:style-name="ce2" office:value-type="string" calcext:value-type="string">
            <text:p>The relational model organizes data into tables (relations) with rows (records) and columns (attributes).</text:p>
            <text:p/>
            <text:p>Example: </text:p>
            <text:p>A Customer table has customer_id, name, and email as columns. </text:p>
          </table:table-cell>
        </table:table-row>
        <table:table-row table:style-name="ro2">
          <table:table-cell table:style-name="ce2" office:value-type="string" calcext:value-type="string">
            <text:p>conceptual model</text:p>
          </table:table-cell>
          <table:table-cell table:style-name="ce2" office:value-type="string" calcext:value-type="string">
            <text:p>A high-level diagram that shows entities and relationships without technical details.</text:p>
            <text:p/>
            <text:p>Example: </text:p>
            <text:p>"A Customer places multiple Orders" (without defining attributes or keys). </text:p>
          </table:table-cell>
        </table:table-row>
        <table:table-row table:style-name="ro2">
          <table:table-cell table:style-name="ce2" office:value-type="string" calcext:value-type="string">
            <text:p>logical model</text:p>
          </table:table-cell>
          <table:table-cell table:style-name="ce2" office:value-type="string" calcext:value-type="string">
            <text:p>A more detailed version of the conceptual model that defines attributes, primary keys, and foreign keys but is not yet tied to a specific database.</text:p>
            <text:p/>
            <text:p>Example: </text:p>
            <text:p>Defining customer_id as PK and order_id as FK. </text:p>
          </table:table-cell>
        </table:table-row>
        <table:table-row table:style-name="ro2">
          <table:table-cell table:style-name="ce2" office:value-type="string" calcext:value-type="string">
            <text:p>physical model</text:p>
          </table:table-cell>
          <table:table-cell table:style-name="ce2" office:value-type="string" calcext:value-type="string">
            <text:p>The actual database implementation that includes tables, data types, indexes, and constraints.</text:p>
            <text:p/>
            <text:p>Example: </text:p>
            <text:p>Creating a Customer table in SQL with VARCHAR(255) for names. </text:p>
          </table:table-cell>
        </table:table-row>
        <table:table-row table:style-name="ro3">
          <table:table-cell table:style-name="ce2" office:value-type="string" calcext:value-type="string">
            <text:p>ERD</text:p>
          </table:table-cell>
          <table:table-cell table:style-name="ce2" office:value-type="string" calcext:value-type="string">
            <text:p><text:span text:style-name="T1">Entity-Relationship Diagram</text:span></text:p>
            <text:p>A visual representation of entities, attributes, and relationships in a database using symbols.</text:p>
            <text:p/>
            <text:p>Example: </text:p>
            <text:p>An ERD shows that Customers place Orders, which contain Products.</text:p>
          </table:table-cell>
        </table:table-row>
        <table:table-row table:style-name="ro2">
          <table:table-cell table:style-name="ce2" office:value-type="string" calcext:value-type="string">
            <text:p>data modeling</text:p>
          </table:table-cell>
          <table:table-cell table:style-name="ce2" office:value-type="string" calcext:value-type="string">
            <text:p>The process of designing a database structure from conceptual to physical models.</text:p>
            <text:p/>
            <text:p>Example: </text:p>
            <text:p>Designing an ERD before building a database. </text:p>
          </table:table-cell>
        </table:table-row>
        <table:table-row table:style-name="ro4">
          <table:table-cell table:style-name="ce2" office:value-type="string" calcext:value-type="string">
            <text:p>data integrity</text:p>
          </table:table-cell>
          <table:table-cell table:style-name="ce2" office:value-type="string" calcext:value-type="string">
            <text:p>Ensures data is accurate, consistent, and reliable over time.</text:p>
            <text:p/>
            <text:p>Example: </text:p>
            <text:p>Preventing duplicate emails in a Users table. </text:p>
          </table:table-cell>
        </table:table-row>
        <table:table-row table:style-name="ro4">
          <table:table-cell table:style-name="ce2" office:value-type="string" calcext:value-type="string">
            <text:p>data consistency</text:p>
          </table:table-cell>
          <table:table-cell table:style-name="ce2" office:value-type="string" calcext:value-type="string">
            <text:p>Ensures data remains correct across the system when updated.</text:p>
            <text:p/>
            <text:p>Example: </text:p>
            <text:p>If a product price changes, all orders should reflect the new price. </text:p>
          </table:table-cell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A single column in a table that stores a specific type of data.</text:p>
            <text:p/>
            <text:p>Example: </text:p>
            <text:p>Email is a field in a Customer table. </text:p>
          </table:table-cell>
        </table:table-row>
        <table:table-row table:style-name="ro4"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A property or characteristic of an entity, represented as a column in a table.</text:p>
            <text:p/>
            <text:p>Example: </text:p>
            <text:p>Name, email, and phone_number are attributes of the Customer entity. </text:p>
          </table:table-cell>
        </table:table-row>
        <table:table-row table:style-name="ro3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Defines the kind of data a field can store.</text:p>
            <text:p/>
            <text:p>Examples:</text:p>
            <text:p>VARCHAR(255) → Text</text:p>
            <text:p>INT → Whole numbers</text:p>
            <text:p>DECIMAL(10,2) → Money values</text:p>
          </table:table-cell>
        </table:table-row>
        <table:table-row table:style-name="ro4">
          <table:table-cell table:style-name="ce2" office:value-type="string" calcext:value-type="string">
            <text:p>tuple</text:p>
          </table:table-cell>
          <table:table-cell table:style-name="ce2" office:value-type="string" calcext:value-type="string">
            <text:p>A single row (record) in a table.</text:p>
            <text:p/>
            <text:p>Example: </text:p>
            <text:p>A Customer tuple could be: (101, "Alice", "alice@email.com"). </text:p>
          </table:table-cell>
        </table:table-row>
        <table:table-row table:style-name="ro2">
          <table:table-cell table:style-name="ce2" office:value-type="string" calcext:value-type="string">
            <text:p>data redundancy</text:p>
          </table:table-cell>
          <table:table-cell table:style-name="ce2" office:value-type="string" calcext:value-type="string">
            <text:p>When the same data is stored multiple times, leading to wasted space and inconsistency.</text:p>
            <text:p/>
            <text:p>Example: </text:p>
            <text:p>Storing customer addresses in multiple tables instead of linking to one table. </text:p>
          </table:table-cell>
        </table:table-row>
        <table:table-row table:style-name="ro2"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A set of SQL operations that must be executed completely or not at all (ACID properties).</text:p>
            <text:p/>
            <text:p>Example: </text:p>
            <text:p>In a bank transfer, both the debit and credit must succeed, or neither happens. </text:p>
          </table:table-cell>
        </table:table-row>
        <table:table-row table:style-name="ro5"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Defines the number of relationships between entities in a database.</text:p>
            <text:p/>
            <text:p>Example:</text:p>
            <text:p>1:1 (One-to-One) → One person has one passport.</text:p>
            <text:p>1:M (One-to-Many) → One customer places many orders.</text:p>
            <text:p>M:M (Many-to-Many) → Students enroll in many courses, and each course has many students.</text:p>
          </table:table-cell>
        </table:table-row>
        <table:table-row table:style-name="ro2">
          <table:table-cell table:style-name="ce2" office:value-type="string" calcext:value-type="string">
            <text:p>one-to-one</text:p>
          </table:table-cell>
          <table:table-cell table:style-name="ce2" office:value-type="string" calcext:value-type="string">
            <text:p>Each record in one table is linked to exactly one record in another.</text:p>
            <text:p/>
            <text:p>Example: </text:p>
            <text:p>One person has one passport.</text:p>
            <text:p/>
          </table:table-cell>
        </table:table-row>
        <table:table-row table:style-name="ro2">
          <table:table-cell table:style-name="ce2" office:value-type="string" calcext:value-type="string">
            <text:p>one-to-many</text:p>
          </table:table-cell>
          <table:table-cell table:style-name="ce5" office:value-type="string" calcext:value-type="string">
            <text:p>One record in a table is related to multiple records in another table.</text:p>
            <text:p/>
            <text:p>Example: </text:p>
            <text:p>One customer can place many orders, but each order belongs to only one customer. </text:p>
          </table:table-cell>
        </table:table-row>
        <table:table-row table:style-name="ro3">
          <table:table-cell table:style-name="ce3" office:value-type="string" calcext:value-type="string">
            <text:p>bridge table, associative table, link table, junction table </text:p>
          </table:table-cell>
          <table:table-cell table:style-name="ce5" office:value-type="string" calcext:value-type="string">
            <text:p><text:span text:style-name="T2">many-to-many relationships - kan inte implementeras direkt utan behöver ersättas med en bridge table och 2 st one-to-many relationships (edited)new</text:span></text:p>
            <text:p><text:span text:style-name="T3"/>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1:10:42.393000000</meta:creation-date>
    <dc:date>2025-03-10T08:13:34.225000000</dc:date>
    <meta:editing-duration>PT6H52M25S</meta:editing-duration>
    <meta:editing-cycles>1</meta:editing-cycles>
    <meta:document-statistic meta:table-count="1" meta:cell-count="40" meta:object-count="0"/>
    <meta:generator>LibreOffice/24.2.1.2$Windows_X86_64 LibreOffice_project/db4def46b0453cc22e2d0305797cf981b68ef5ac</meta:generator>
  </office:meta>
</office:document-meta>
</file>